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30f0e" officeooo:paragraph-rsid="00030f0e"/>
    </style:style>
    <style:style style:name="P2" style:family="paragraph" style:parent-style-name="Standard">
      <style:text-properties officeooo:rsid="00030f0e" officeooo:paragraph-rsid="00476d89"/>
    </style:style>
    <style:style style:name="P3" style:family="paragraph" style:parent-style-name="Standard">
      <style:text-properties officeooo:rsid="00030f0e" officeooo:paragraph-rsid="00867823"/>
    </style:style>
    <style:style style:name="P4" style:family="paragraph" style:parent-style-name="Standard">
      <style:text-properties officeooo:paragraph-rsid="00030f0e"/>
    </style:style>
    <style:style style:name="P5" style:family="paragraph" style:parent-style-name="Standard">
      <style:text-properties fo:font-style="normal" officeooo:rsid="00071f0a" officeooo:paragraph-rsid="00071f0a" style:font-style-asian="normal" style:font-style-complex="normal"/>
    </style:style>
    <style:style style:name="P6" style:family="paragraph" style:parent-style-name="Standard">
      <style:text-properties fo:font-style="normal" officeooo:rsid="000c5b77" officeooo:paragraph-rsid="003fdbb1" style:font-style-asian="normal" style:font-style-complex="normal"/>
    </style:style>
    <style:style style:name="P7" style:family="paragraph" style:parent-style-name="Standard">
      <style:text-properties fo:font-style="normal" officeooo:rsid="0011f303" officeooo:paragraph-rsid="003fdbb1" style:font-style-asian="normal" style:font-style-complex="normal"/>
    </style:style>
    <style:style style:name="P8" style:family="paragraph" style:parent-style-name="Standard">
      <style:text-properties fo:font-style="normal" officeooo:rsid="00206341" officeooo:paragraph-rsid="003fdbb1" style:font-style-asian="normal" style:font-style-complex="normal"/>
    </style:style>
    <style:style style:name="P9" style:family="paragraph" style:parent-style-name="Standard">
      <style:text-properties fo:font-style="normal" officeooo:rsid="002aa416" officeooo:paragraph-rsid="003fdbb1" style:font-style-asian="normal" style:font-style-complex="normal"/>
    </style:style>
    <style:style style:name="P10" style:family="paragraph" style:parent-style-name="Standard">
      <style:text-properties fo:font-style="normal" officeooo:rsid="006bac0e" officeooo:paragraph-rsid="00867823" style:font-style-asian="normal" style:font-style-complex="normal"/>
    </style:style>
    <style:style style:name="P11" style:family="paragraph" style:parent-style-name="Standard">
      <style:text-properties fo:font-style="normal" officeooo:rsid="007185bb" officeooo:paragraph-rsid="0074e718" style:font-style-asian="normal" style:font-style-complex="normal"/>
    </style:style>
    <style:style style:name="P12" style:family="paragraph" style:parent-style-name="Standard">
      <style:text-properties officeooo:rsid="001520a6" officeooo:paragraph-rsid="00867823"/>
    </style:style>
    <style:style style:name="P13" style:family="paragraph" style:parent-style-name="Standard">
      <style:text-properties officeooo:rsid="0019589e" officeooo:paragraph-rsid="00867823"/>
    </style:style>
    <style:style style:name="P14" style:family="paragraph" style:parent-style-name="Standard">
      <style:text-properties officeooo:rsid="002aa416" officeooo:paragraph-rsid="00867823"/>
    </style:style>
    <style:style style:name="P15" style:family="paragraph" style:parent-style-name="Standard">
      <style:text-properties officeooo:paragraph-rsid="003fdbb1"/>
    </style:style>
    <style:style style:name="P16" style:family="paragraph" style:parent-style-name="Standard">
      <style:text-properties officeooo:paragraph-rsid="0043e3c3"/>
    </style:style>
    <style:style style:name="P17" style:family="paragraph" style:parent-style-name="Standard">
      <style:text-properties officeooo:rsid="0043e3c3" officeooo:paragraph-rsid="0049164b"/>
    </style:style>
    <style:style style:name="P18" style:family="paragraph" style:parent-style-name="Standard">
      <style:text-properties officeooo:rsid="00476d89" officeooo:paragraph-rsid="00867823"/>
    </style:style>
    <style:style style:name="P19" style:family="paragraph" style:parent-style-name="Standard">
      <style:text-properties officeooo:rsid="004ac864" officeooo:paragraph-rsid="004ac864"/>
    </style:style>
    <style:style style:name="P20" style:family="paragraph" style:parent-style-name="Standard">
      <style:text-properties officeooo:rsid="00505109" officeooo:paragraph-rsid="00505109"/>
    </style:style>
    <style:style style:name="P21" style:family="paragraph" style:parent-style-name="Standard">
      <style:text-properties officeooo:rsid="0053ff30" officeooo:paragraph-rsid="0053ff30"/>
    </style:style>
    <style:style style:name="P22" style:family="paragraph" style:parent-style-name="Standard">
      <style:text-properties officeooo:rsid="005682b5" officeooo:paragraph-rsid="005682b5"/>
    </style:style>
    <style:style style:name="P23" style:family="paragraph" style:parent-style-name="Standard">
      <style:text-properties officeooo:paragraph-rsid="005a3e3f"/>
    </style:style>
    <style:style style:name="P24" style:family="paragraph" style:parent-style-name="Standard">
      <style:text-properties officeooo:rsid="005daf06" officeooo:paragraph-rsid="005daf06"/>
    </style:style>
    <style:style style:name="P25" style:family="paragraph" style:parent-style-name="Standard">
      <style:text-properties officeooo:rsid="00633134" officeooo:paragraph-rsid="00633134"/>
    </style:style>
    <style:style style:name="P26" style:family="paragraph" style:parent-style-name="Standard">
      <style:text-properties officeooo:rsid="006b5b1b" officeooo:paragraph-rsid="00867823"/>
    </style:style>
    <style:style style:name="P27" style:family="paragraph" style:parent-style-name="Standard">
      <style:text-properties fo:font-variant="small-caps" fo:font-weight="bold" officeooo:rsid="00867823" officeooo:paragraph-rsid="00867823" style:font-weight-asian="bold" style:font-weight-complex="bold" loext:shadow="none"/>
    </style:style>
    <style:style style:name="P28" style:family="paragraph" style:parent-style-name="Standard">
      <style:text-properties fo:font-variant="small-caps" fo:font-size="5pt" fo:font-weight="bold" officeooo:rsid="00a82eb5" officeooo:paragraph-rsid="00a82eb5" style:font-size-asian="5pt" style:font-weight-asian="bold" style:font-size-complex="5pt" style:font-weight-complex="bold" loext:shadow="none"/>
    </style:style>
    <style:style style:name="P29" style:family="paragraph" style:parent-style-name="Standard">
      <style:text-properties fo:font-variant="small-caps" fo:font-size="5pt" fo:font-weight="bold" officeooo:rsid="007f4de6" officeooo:paragraph-rsid="007f4de6" style:font-size-asian="5pt" style:font-weight-asian="bold" style:font-size-complex="5pt" style:font-weight-complex="bold" loext:shadow="none"/>
    </style:style>
    <style:style style:name="P30" style:family="paragraph" style:parent-style-name="Standard">
      <style:text-properties fo:font-variant="small-caps" fo:font-size="10pt" fo:font-weight="bold" officeooo:rsid="007f4de6" officeooo:paragraph-rsid="007f4de6" style:font-size-asian="10pt" style:font-weight-asian="bold" style:font-size-complex="10pt" style:font-weight-complex="bold" loext:shadow="none"/>
    </style:style>
    <style:style style:name="P31" style:family="paragraph" style:parent-style-name="Standard">
      <style:text-properties fo:font-variant="small-caps" fo:font-size="11pt" fo:language="la" fo:country="VA" fo:font-style="normal" fo:font-weight="bold" officeooo:rsid="0070b7d2" officeooo:paragraph-rsid="00867823" style:font-size-asian="11pt" style:font-style-asian="normal" style:font-weight-asian="bold" style:font-size-complex="11pt" style:font-style-complex="normal" style:font-weight-complex="bold" loext:shadow="none"/>
    </style:style>
    <style:style style:name="P32" style:family="paragraph" style:parent-style-name="Standard">
      <style:text-properties fo:font-variant="normal" fo:text-transform="none" fo:font-size="5pt" fo:font-weight="normal" officeooo:rsid="00a7d586" officeooo:paragraph-rsid="00a7d586" style:font-size-asian="5pt" style:font-weight-asian="normal" style:font-size-complex="5pt" style:font-weight-complex="normal" loext:shadow="none"/>
    </style:style>
    <style:style style:name="P33" style:family="paragraph" style:parent-style-name="Standard">
      <style:text-properties fo:font-size="5pt" officeooo:rsid="00030f0e" officeooo:paragraph-rsid="00030f0e" style:font-size-asian="5pt" style:font-size-complex="5pt"/>
    </style:style>
    <style:style style:name="P34" style:family="paragraph" style:parent-style-name="Standard">
      <style:paragraph-properties fo:line-height="150%"/>
      <style:text-properties fo:font-size="5pt" officeooo:rsid="000f1461" officeooo:paragraph-rsid="000f1461" style:font-size-asian="5pt" style:font-size-complex="5pt"/>
    </style:style>
    <style:style style:name="P35" style:family="paragraph" style:parent-style-name="Standard">
      <style:text-properties fo:language="la" fo:country="VA" fo:font-style="normal" officeooo:rsid="0070b7d2" officeooo:paragraph-rsid="00867823" style:font-style-asian="normal" style:font-style-complex="normal"/>
    </style:style>
    <style:style style:name="P36" style:family="paragraph" style:parent-style-name="Standard">
      <style:paragraph-properties fo:line-height="150%"/>
      <style:text-properties fo:font-size="10pt" officeooo:rsid="000f1461" officeooo:paragraph-rsid="007fe1d6" style:font-size-asian="10pt" style:font-size-complex="10pt"/>
    </style:style>
    <style:style style:name="P37" style:family="paragraph" style:parent-style-name="Standard">
      <style:paragraph-properties fo:line-height="150%"/>
      <style:text-properties fo:font-size="10pt" officeooo:rsid="000f1461" officeooo:paragraph-rsid="000f1461" style:font-size-asian="10pt" style:font-size-complex="10pt"/>
    </style:style>
    <style:style style:name="P38" style:family="paragraph" style:parent-style-name="Standard">
      <style:paragraph-properties fo:line-height="150%"/>
      <style:text-properties fo:font-size="10pt" officeooo:rsid="000f1461" officeooo:paragraph-rsid="00b486d2" style:font-size-asian="10pt" style:font-size-complex="10pt"/>
    </style:style>
    <style:style style:name="P39" style:family="paragraph" style:parent-style-name="Standard">
      <style:paragraph-properties fo:line-height="150%"/>
      <style:text-properties fo:font-size="10pt" officeooo:rsid="000f1461" officeooo:paragraph-rsid="00b8c6ed" style:font-size-asian="10pt" style:font-size-complex="10pt"/>
    </style:style>
    <style:style style:name="P40" style:family="paragraph" style:parent-style-name="Standard">
      <style:paragraph-properties fo:text-align="center" style:justify-single-word="false" fo:padding="0.049cm" fo:border="0.06pt solid #000000" style:shadow="#808080 -0.18cm 0.18cm" style:writing-mode="page"/>
      <style:text-properties fo:font-size="10pt" officeooo:rsid="007d36f8" officeooo:paragraph-rsid="007d36f8" style:font-size-asian="10pt" style:font-size-complex="10pt"/>
    </style:style>
    <style:style style:name="P41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071f0a" officeooo:paragraph-rsid="00867823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11f303" officeooo:paragraph-rsid="00867823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7185bb" officeooo:paragraph-rsid="00867823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206341" officeooo:paragraph-rsid="00867823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0c5b77" officeooo:paragraph-rsid="00867823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2aa416" officeooo:paragraph-rsid="00867823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6bac0e" officeooo:paragraph-rsid="00867823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rsid="0043e3c3" officeooo:paragraph-rsid="00867823" style:font-size-asian="10pt" style:font-size-complex="10pt"/>
    </style:style>
    <style:style style:name="P49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rsid="004ac864" officeooo:paragraph-rsid="00867823" style:font-size-asian="10pt" style:font-size-complex="10pt"/>
    </style:style>
    <style:style style:name="P50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rsid="00505109" officeooo:paragraph-rsid="00867823" style:font-size-asian="10pt" style:font-size-complex="10pt"/>
    </style:style>
    <style:style style:name="P51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rsid="0053ff30" officeooo:paragraph-rsid="00867823" style:font-size-asian="10pt" style:font-size-complex="10pt"/>
    </style:style>
    <style:style style:name="P52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rsid="005682b5" officeooo:paragraph-rsid="00867823" style:font-size-asian="10pt" style:font-size-complex="10pt"/>
    </style:style>
    <style:style style:name="P53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rsid="005daf06" officeooo:paragraph-rsid="00867823" style:font-size-asian="10pt" style:font-size-complex="10pt"/>
    </style:style>
    <style:style style:name="P54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rsid="00633134" officeooo:paragraph-rsid="00867823" style:font-size-asian="10pt" style:font-size-complex="10pt"/>
    </style:style>
    <style:style style:name="P55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0867823" style:font-size-asian="10pt" style:font-size-complex="10pt"/>
    </style:style>
    <style:style style:name="P56" style:family="paragraph" style:parent-style-name="Standard" style:master-page-name="">
      <style:paragraph-properties fo:line-height="150%" fo:text-align="justify" style:justify-single-word="false" style:page-number="auto" style:shadow="none" style:writing-mode="page"/>
      <style:text-properties fo:font-size="10pt" officeooo:paragraph-rsid="00867823" style:font-size-asian="10pt" style:font-size-complex="10pt"/>
    </style:style>
    <style:style style:name="P57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fo:font-variant="small-caps" fo:font-size="5pt" fo:font-weight="bold" officeooo:rsid="00a82eb5" officeooo:paragraph-rsid="00867823" style:font-size-asian="5pt" style:font-weight-asian="bold" style:font-size-complex="5pt" style:font-weight-complex="bold" loext:shadow="none"/>
    </style:style>
    <style:style style:name="T1" style:family="text">
      <style:text-properties officeooo:rsid="0004ea5e"/>
    </style:style>
    <style:style style:name="T2" style:family="text">
      <style:text-properties fo:language="la" fo:country="VA"/>
    </style:style>
    <style:style style:name="T3" style:family="text">
      <style:text-properties fo:language="la" fo:country="VA" fo:font-style="italic"/>
    </style:style>
    <style:style style:name="T4" style:family="text">
      <style:text-properties fo:language="la" fo:country="VA" fo:font-style="italic" officeooo:rsid="0005357e"/>
    </style:style>
    <style:style style:name="T5" style:family="text">
      <style:text-properties fo:language="la" fo:country="VA" fo:font-style="italic" officeooo:rsid="00206341"/>
    </style:style>
    <style:style style:name="T6" style:family="text">
      <style:text-properties fo:language="la" fo:country="VA" fo:font-style="italic" officeooo:rsid="0043e3c3" style:font-style-asian="italic" style:font-style-complex="italic"/>
    </style:style>
    <style:style style:name="T7" style:family="text">
      <style:text-properties fo:language="la" fo:country="VA" officeooo:rsid="0005357e"/>
    </style:style>
    <style:style style:name="T8" style:family="text">
      <style:text-properties fo:language="la" fo:country="VA" officeooo:rsid="0008de1d"/>
    </style:style>
    <style:style style:name="T9" style:family="text">
      <style:text-properties fo:language="la" fo:country="VA" officeooo:rsid="000e7a4b"/>
    </style:style>
    <style:style style:name="T10" style:family="text">
      <style:text-properties fo:language="la" fo:country="VA" officeooo:rsid="00195099"/>
    </style:style>
    <style:style style:name="T11" style:family="text">
      <style:text-properties fo:language="la" fo:country="VA" fo:font-weight="bold" officeooo:rsid="00196eca"/>
    </style:style>
    <style:style style:name="T12" style:family="text">
      <style:text-properties fo:language="la" fo:country="VA" fo:font-weight="bold" officeooo:rsid="001d802d"/>
    </style:style>
    <style:style style:name="T13" style:family="text">
      <style:text-properties fo:language="la" fo:country="VA" fo:font-style="normal" style:font-style-asian="normal" style:font-style-complex="normal"/>
    </style:style>
    <style:style style:name="T14" style:family="text">
      <style:text-properties fo:language="la" fo:country="VA" fo:font-style="normal" officeooo:rsid="000e7a4b" style:font-style-asian="normal" style:font-style-complex="normal"/>
    </style:style>
    <style:style style:name="T15" style:family="text">
      <style:text-properties fo:language="la" fo:country="VA" fo:font-style="normal" officeooo:rsid="00196eca" style:font-style-asian="normal" style:font-style-complex="normal"/>
    </style:style>
    <style:style style:name="T16" style:family="text">
      <style:text-properties fo:language="la" fo:country="VA" fo:font-style="normal" officeooo:rsid="001b60ce" style:font-style-asian="normal" style:font-style-complex="normal"/>
    </style:style>
    <style:style style:name="T17" style:family="text">
      <style:text-properties fo:language="la" fo:country="VA" fo:font-style="normal" officeooo:rsid="001d802d" style:font-style-asian="normal" style:font-style-complex="normal"/>
    </style:style>
    <style:style style:name="T18" style:family="text">
      <style:text-properties fo:language="la" fo:country="VA" fo:font-style="normal" officeooo:rsid="0025b741" style:font-style-asian="normal" style:font-style-complex="normal"/>
    </style:style>
    <style:style style:name="T19" style:family="text">
      <style:text-properties fo:language="la" fo:country="VA" fo:font-style="normal" officeooo:rsid="00269e6f" style:font-style-asian="normal" style:font-style-complex="normal"/>
    </style:style>
    <style:style style:name="T20" style:family="text">
      <style:text-properties fo:language="la" fo:country="VA" fo:font-style="normal" officeooo:rsid="0030fadf" style:font-style-asian="normal" style:font-style-complex="normal"/>
    </style:style>
    <style:style style:name="T21" style:family="text">
      <style:text-properties fo:language="la" fo:country="VA" fo:font-style="normal" officeooo:rsid="0031c07c" style:font-style-asian="normal" style:font-style-complex="normal"/>
    </style:style>
    <style:style style:name="T22" style:family="text">
      <style:text-properties fo:language="la" fo:country="VA" fo:font-style="normal" officeooo:rsid="003a38ac" style:font-style-asian="normal" style:font-style-complex="normal"/>
    </style:style>
    <style:style style:name="T23" style:family="text">
      <style:text-properties fo:language="la" fo:country="VA" fo:font-style="normal" officeooo:rsid="002aa416" style:font-style-asian="normal" style:font-style-complex="normal"/>
    </style:style>
    <style:style style:name="T24" style:family="text">
      <style:text-properties fo:language="la" fo:country="VA" fo:font-style="normal" officeooo:rsid="003f91e3" style:font-style-asian="normal" style:font-style-complex="normal"/>
    </style:style>
    <style:style style:name="T25" style:family="text">
      <style:text-properties fo:language="la" fo:country="VA" fo:font-style="normal" officeooo:rsid="00071f0a" style:font-style-asian="normal" style:font-style-complex="normal"/>
    </style:style>
    <style:style style:name="T26" style:family="text">
      <style:text-properties fo:language="la" fo:country="VA" fo:font-style="normal" officeooo:rsid="003fdbb1" style:font-style-asian="normal" style:font-style-complex="normal"/>
    </style:style>
    <style:style style:name="T27" style:family="text">
      <style:text-properties fo:language="la" fo:country="VA" fo:font-style="normal" officeooo:rsid="004013ff" style:font-style-asian="normal" style:font-style-complex="normal"/>
    </style:style>
    <style:style style:name="T28" style:family="text">
      <style:text-properties fo:language="la" fo:country="VA" fo:font-style="normal" officeooo:rsid="0040cde7" style:font-style-asian="normal" style:font-style-complex="normal"/>
    </style:style>
    <style:style style:name="T29" style:family="text">
      <style:text-properties fo:language="la" fo:country="VA" fo:font-style="normal" officeooo:rsid="0043e3c3" style:font-style-asian="normal" style:font-style-complex="normal"/>
    </style:style>
    <style:style style:name="T30" style:family="text">
      <style:text-properties fo:language="la" fo:country="VA" fo:font-style="normal" officeooo:rsid="003e6526" style:font-style-asian="normal" style:font-style-complex="normal"/>
    </style:style>
    <style:style style:name="T31" style:family="text">
      <style:text-properties fo:language="la" fo:country="VA" fo:font-style="normal" officeooo:rsid="004215ea" style:font-style-asian="normal" style:font-style-complex="normal"/>
    </style:style>
    <style:style style:name="T32" style:family="text">
      <style:text-properties fo:language="la" fo:country="VA" fo:font-style="normal" officeooo:rsid="0049164b" style:font-style-asian="normal" style:font-style-complex="normal"/>
    </style:style>
    <style:style style:name="T33" style:family="text">
      <style:text-properties fo:language="la" fo:country="VA" fo:font-style="normal" officeooo:rsid="004f5186" style:font-style-asian="normal" style:font-style-complex="normal"/>
    </style:style>
    <style:style style:name="T34" style:family="text">
      <style:text-properties fo:language="la" fo:country="VA" fo:font-style="normal" officeooo:rsid="00505109" style:font-style-asian="normal" style:font-style-complex="normal"/>
    </style:style>
    <style:style style:name="T35" style:family="text">
      <style:text-properties fo:language="la" fo:country="VA" fo:font-style="normal" officeooo:rsid="00509be6" style:font-style-asian="normal" style:font-style-complex="normal"/>
    </style:style>
    <style:style style:name="T36" style:family="text">
      <style:text-properties fo:language="la" fo:country="VA" fo:font-style="normal" officeooo:rsid="005197d6" style:font-style-asian="normal" style:font-style-complex="normal"/>
    </style:style>
    <style:style style:name="T37" style:family="text">
      <style:text-properties fo:language="la" fo:country="VA" fo:font-style="normal" officeooo:rsid="0052f60a" style:font-style-asian="normal" style:font-style-complex="normal"/>
    </style:style>
    <style:style style:name="T38" style:family="text">
      <style:text-properties fo:language="la" fo:country="VA" fo:font-style="normal" officeooo:rsid="0055f85f" style:font-style-asian="normal" style:font-style-complex="normal"/>
    </style:style>
    <style:style style:name="T39" style:family="text">
      <style:text-properties fo:language="la" fo:country="VA" fo:font-style="normal" officeooo:rsid="005682b5" style:font-style-asian="normal" style:font-style-complex="normal"/>
    </style:style>
    <style:style style:name="T40" style:family="text">
      <style:text-properties fo:language="la" fo:country="VA" fo:font-style="normal" officeooo:rsid="005704f5" style:font-style-asian="normal" style:font-style-complex="normal"/>
    </style:style>
    <style:style style:name="T41" style:family="text">
      <style:text-properties fo:language="la" fo:country="VA" fo:font-style="normal" officeooo:rsid="00588e11" style:font-style-asian="normal" style:font-style-complex="normal"/>
    </style:style>
    <style:style style:name="T42" style:family="text">
      <style:text-properties fo:language="la" fo:country="VA" fo:font-style="normal" officeooo:rsid="005a3e3f" style:font-style-asian="normal" style:font-style-complex="normal"/>
    </style:style>
    <style:style style:name="T43" style:family="text">
      <style:text-properties fo:language="la" fo:country="VA" fo:font-style="normal" officeooo:rsid="005b2638" style:font-style-asian="normal" style:font-style-complex="normal"/>
    </style:style>
    <style:style style:name="T44" style:family="text">
      <style:text-properties fo:language="la" fo:country="VA" fo:font-style="normal" officeooo:rsid="005c597c" style:font-style-asian="normal" style:font-style-complex="normal"/>
    </style:style>
    <style:style style:name="T45" style:family="text">
      <style:text-properties fo:language="la" fo:country="VA" fo:font-style="normal" officeooo:rsid="005daf06" style:font-style-asian="normal" style:font-style-complex="normal"/>
    </style:style>
    <style:style style:name="T46" style:family="text">
      <style:text-properties fo:language="la" fo:country="VA" fo:font-style="normal" officeooo:rsid="005e3f25" style:font-style-asian="normal" style:font-style-complex="normal"/>
    </style:style>
    <style:style style:name="T47" style:family="text">
      <style:text-properties fo:language="la" fo:country="VA" fo:font-style="normal" officeooo:rsid="005f0823" style:font-style-asian="normal" style:font-style-complex="normal"/>
    </style:style>
    <style:style style:name="T48" style:family="text">
      <style:text-properties fo:language="la" fo:country="VA" fo:font-style="normal" officeooo:rsid="0061b4ab" style:font-style-asian="normal" style:font-style-complex="normal"/>
    </style:style>
    <style:style style:name="T49" style:family="text">
      <style:text-properties fo:language="la" fo:country="VA" fo:font-style="normal" officeooo:rsid="00671aa3" style:font-style-asian="normal" style:font-style-complex="normal"/>
    </style:style>
    <style:style style:name="T50" style:family="text">
      <style:text-properties fo:language="la" fo:country="VA" fo:font-style="normal" officeooo:rsid="0067ce7f" style:font-style-asian="normal" style:font-style-complex="normal"/>
    </style:style>
    <style:style style:name="T51" style:family="text">
      <style:text-properties fo:language="la" fo:country="VA" fo:font-style="normal" officeooo:rsid="007a216e" style:font-style-asian="normal" style:font-style-complex="normal"/>
    </style:style>
    <style:style style:name="T52" style:family="text">
      <style:text-properties fo:language="la" fo:country="VA" fo:font-style="normal" officeooo:rsid="0098d17a" style:font-style-asian="normal" style:font-style-complex="normal"/>
    </style:style>
    <style:style style:name="T53" style:family="text">
      <style:text-properties fo:language="la" fo:country="VA" fo:font-style="normal" officeooo:rsid="00a174f7" style:font-style-asian="normal" style:font-style-complex="normal"/>
    </style:style>
    <style:style style:name="T54" style:family="text">
      <style:text-properties fo:language="la" fo:country="VA" fo:font-style="normal" officeooo:rsid="00a41e6f" style:font-style-asian="normal" style:font-style-complex="normal"/>
    </style:style>
    <style:style style:name="T55" style:family="text">
      <style:text-properties fo:language="la" fo:country="VA" fo:font-style="normal" officeooo:rsid="00a50012" style:font-style-asian="normal" style:font-style-complex="normal"/>
    </style:style>
    <style:style style:name="T56" style:family="text">
      <style:text-properties fo:language="la" fo:country="VA" fo:font-weight="normal" officeooo:rsid="00196eca" style:font-weight-asian="normal" style:font-weight-complex="normal"/>
    </style:style>
    <style:style style:name="T57" style:family="text">
      <style:text-properties fo:language="la" fo:country="VA" officeooo:rsid="00206341"/>
    </style:style>
    <style:style style:name="T58" style:family="text">
      <style:text-properties fo:language="la" fo:country="VA" officeooo:rsid="0021802c"/>
    </style:style>
    <style:style style:name="T59" style:family="text">
      <style:text-properties fo:language="la" fo:country="VA" officeooo:rsid="0022e6e2"/>
    </style:style>
    <style:style style:name="T60" style:family="text">
      <style:text-properties fo:language="la" fo:country="VA" officeooo:rsid="00279178"/>
    </style:style>
    <style:style style:name="T61" style:family="text">
      <style:text-properties fo:language="la" fo:country="VA" officeooo:rsid="00282286"/>
    </style:style>
    <style:style style:name="T62" style:family="text">
      <style:text-properties fo:language="la" fo:country="VA" officeooo:rsid="002cc8f9"/>
    </style:style>
    <style:style style:name="T63" style:family="text">
      <style:text-properties fo:language="la" fo:country="VA" officeooo:rsid="002fd657"/>
    </style:style>
    <style:style style:name="T64" style:family="text">
      <style:text-properties fo:language="la" fo:country="VA" officeooo:rsid="0030fadf"/>
    </style:style>
    <style:style style:name="T65" style:family="text">
      <style:text-properties fo:language="la" fo:country="VA" officeooo:rsid="003a38ac"/>
    </style:style>
    <style:style style:name="T66" style:family="text">
      <style:text-properties fo:language="la" fo:country="VA" officeooo:rsid="003fdbb1"/>
    </style:style>
    <style:style style:name="T67" style:family="text">
      <style:text-properties fo:language="la" fo:country="VA" officeooo:rsid="00071f0a"/>
    </style:style>
    <style:style style:name="T68" style:family="text">
      <style:text-properties fo:language="la" fo:country="VA" officeooo:rsid="006d4a7f"/>
    </style:style>
    <style:style style:name="T69" style:family="text">
      <style:text-properties fo:language="la" fo:country="VA" officeooo:rsid="006d6cf5"/>
    </style:style>
    <style:style style:name="T70" style:family="text">
      <style:text-properties fo:language="la" fo:country="VA" officeooo:rsid="006f5591"/>
    </style:style>
    <style:style style:name="T71" style:family="text">
      <style:text-properties fo:language="la" fo:country="VA" officeooo:rsid="0070b7d2"/>
    </style:style>
    <style:style style:name="T72" style:family="text">
      <style:text-properties fo:language="la" fo:country="VA" officeooo:rsid="0072fc47"/>
    </style:style>
    <style:style style:name="T73" style:family="text">
      <style:text-properties fo:language="la" fo:country="VA" officeooo:rsid="007336cc"/>
    </style:style>
    <style:style style:name="T74" style:family="text">
      <style:text-properties fo:language="la" fo:country="VA" officeooo:rsid="0074e718"/>
    </style:style>
    <style:style style:name="T75" style:family="text">
      <style:text-properties fo:language="la" fo:country="VA" officeooo:rsid="007a216e"/>
    </style:style>
    <style:style style:name="T76" style:family="text">
      <style:text-properties fo:language="la" fo:country="VA" officeooo:rsid="00a00298"/>
    </style:style>
    <style:style style:name="T77" style:family="text">
      <style:text-properties fo:language="la" fo:country="VA" officeooo:rsid="00b3ecc0"/>
    </style:style>
    <style:style style:name="T78" style:family="text">
      <style:text-properties fo:language="la" fo:country="VA" officeooo:rsid="00b486d2"/>
    </style:style>
    <style:style style:name="T79" style:family="text">
      <style:text-properties fo:language="la" fo:country="VA" officeooo:rsid="00b53b5e"/>
    </style:style>
    <style:style style:name="T80" style:family="text">
      <style:text-properties fo:language="la" fo:country="VA" officeooo:rsid="00b59221"/>
    </style:style>
    <style:style style:name="T81" style:family="text">
      <style:text-properties officeooo:rsid="00071f0a"/>
    </style:style>
    <style:style style:name="T82" style:family="text">
      <style:text-properties officeooo:rsid="000fc8e2"/>
    </style:style>
    <style:style style:name="T83" style:family="text">
      <style:text-properties officeooo:rsid="0016de65"/>
    </style:style>
    <style:style style:name="T84" style:family="text">
      <style:text-properties style:text-position="super 58%" fo:language="la" fo:country="VA" fo:font-style="normal" officeooo:rsid="0025b741" style:font-style-asian="normal" style:font-style-complex="normal"/>
    </style:style>
    <style:style style:name="T85" style:family="text">
      <style:text-properties style:text-position="super 58%" fo:font-weight="bold" style:font-weight-asian="bold" style:font-weight-complex="bold"/>
    </style:style>
    <style:style style:name="T86" style:family="text">
      <style:text-properties officeooo:rsid="007fe1d6"/>
    </style:style>
    <style:style style:name="T87" style:family="text">
      <style:text-properties officeooo:rsid="00829106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829106" style:font-weight-asian="bold" style:font-weight-complex="bold"/>
    </style:style>
    <style:style style:name="T90" style:family="text">
      <style:text-properties fo:font-weight="bold" officeooo:rsid="0084717c" style:font-weight-asian="bold" style:font-weight-complex="bold"/>
    </style:style>
    <style:style style:name="T91" style:family="text">
      <style:text-properties officeooo:rsid="0084717c"/>
    </style:style>
    <style:style style:name="T92" style:family="text">
      <style:text-properties fo:font-size="10pt" officeooo:rsid="00a7d586" style:font-size-asian="10pt" style:font-size-complex="10pt"/>
    </style:style>
    <style:style style:name="T93" style:family="text">
      <style:text-properties fo:font-variant="normal" fo:text-transform="none" fo:font-size="10pt" fo:font-weight="normal" officeooo:rsid="00a7d586" style:font-size-asian="10pt" style:font-weight-asian="normal" style:font-size-complex="10pt" style:font-weight-complex="normal"/>
    </style:style>
    <style:style style:name="T94" style:family="text">
      <style:text-properties officeooo:rsid="00b8c6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88">consulter Wikipedia / 6</text:span><text:span text:style-name="T85">e</text:span></text:p>
      <text:p text:style-name="P33"/>
      <text:p text:style-name="P30">ce qu’il faut savoir faire</text:p>
      <text:p text:style-name="P29"/>
      <text:p text:style-name="P39">▶ ouvrir un navigateur, ouvrir plusieurs onglets <text:span text:style-name="T94">(CTRL+T)</text:span>, <text:span text:style-name="T86">les fermer (CTRL+W), circuler entre les onglets (CTRL+tabulation)</text:span></text:p>
      <text:p text:style-name="P36">▶ <text:span text:style-name="T82">faire une recherche dans Wikipedia</text:span></text:p>
      <text:p text:style-name="P34"/>
      <text:p text:style-name="P37">▶ <text:span text:style-name="T87">savoir cliquer sur un lien, </text:span><text:span text:style-name="T89">et notamment sur une année</text:span></text:p>
      <text:p text:style-name="P37">▶ <text:span text:style-name="T87">savoir consulter l’encart à droite</text:span></text:p>
      <text:p text:style-name="P37">▶ <text:span text:style-name="T87">savoir utiliser une page d’homonymie</text:span></text:p>
      <text:p text:style-name="P38">▶ <text:span text:style-name="T87">savoir passer d’une langue à l’autre</text:span></text:p>
      <text:p text:style-name="P34"/>
      <text:p text:style-name="P37">▶ <text:span text:style-name="T90">savoir faire preuve de bon sens</text:span><text:span text:style-name="T91">, quel que soit le résultat de la recherche.</text:span></text:p>
      <text:p text:style-name="P57"/>
      <text:p text:style-name="P28"/>
      <text:p text:style-name="P27"><text:span text:style-name="T92">application : </text:span><text:span text:style-name="T93">Répondez aux questions suivantes grâce à Wikipedia :</text:span></text:p>
      <text:p text:style-name="P32"/>
      <text:p text:style-name="P56">☐ <text:span text:style-name="T81">(01/d1) compléter le nom latin du chat : </text:span><text:bookmark text:name="sous_titre_h11"/><text:bookmark text:name="firstHeading3"/><text:span text:style-name="T3">Felis silvestris...</text:span></text:p>
      <text:p text:style-name="P41"><text:span text:style-name="T2">☐ (</text:span><text:span text:style-name="T7">0</text:span><text:span text:style-name="T2">2/</text:span><text:span text:style-name="T66">d1</text:span><text:span text:style-name="T2">) </text:span><text:span text:style-name="T8">Louis XIV est né en </text:span><text:span text:style-name="T78">l’an</text:span><text:span text:style-name="T8">...</text:span></text:p>
      <text:p text:style-name="P42"><text:span text:style-name="T9">☐ (</text:span><text:span text:style-name="T2">0</text:span><text:span text:style-name="T75">3</text:span><text:span text:style-name="T67">/</text:span><text:span text:style-name="T66">d1</text:span><text:span text:style-name="T2">) </text:span><text:span text:style-name="T10">Le drapeau du Botswana est formé d’un fond bleu barré d’</text:span><text:span text:style-name="T79">une épaisse bande </text:span><text:span text:style-name="T80">de couleur </text:span><text:span text:style-name="T79">.</text:span><text:span text:style-name="T10">..</text:span></text:p>
      <text:p text:style-name="P43"><text:span text:style-name="T71">☐ (</text:span><text:span text:style-name="T74">0</text:span><text:span text:style-name="T75">4</text:span><text:span text:style-name="T74">/d2</text:span><text:span text:style-name="T10">) </text:span><text:span text:style-name="T72">Qu’a fait Arthur Rimbaud le 15 février 1844 ?</text:span></text:p>
      <text:p text:style-name="P44"><text:span text:style-name="T10">☐ (</text:span><text:span text:style-name="T2">0</text:span><text:span text:style-name="T75">5</text:span><text:span text:style-name="T67">/</text:span><text:span text:style-name="T66">d2</text:span><text:span text:style-name="T2">) </text:span><text:span text:style-name="T58">Ronchamp est une commune française située dans le département de... <text:s/></text:span></text:p>
      <text:p text:style-name="P55"><text:span text:style-name="T14">☐ (0</text:span><text:span text:style-name="T51">6</text:span><text:span text:style-name="T25">/</text:span><text:span text:style-name="T26">d2</text:span><text:span text:style-name="T14">) </text:span><text:span text:style-name="T15">la lettre </text:span><text:span text:style-name="T56">ξ</text:span><text:span text:style-name="T11"> </text:span><text:span text:style-name="T12">(</text:span><text:span text:style-name="T15">appellée xi</text:span><text:span text:style-name="T17">)</text:span><text:span text:style-name="T15"> </text:span><text:span text:style-name="T16">est la ... lettre de l’alphabet grec </text:span><text:span text:style-name="T52">(donner son numéro)</text:span></text:p>
      <text:p text:style-name="P45"><text:span text:style-name="T2">☐ (0</text:span><text:span text:style-name="T75">7</text:span><text:span text:style-name="T67">/</text:span><text:span text:style-name="T66">d2</text:span><text:span text:style-name="T2">) </text:span><text:span text:style-name="T9">En anglais, la chauve-souris s’appelle...</text:span></text:p>
      <text:p text:style-name="P46"><text:span text:style-name="T61">☐ (</text:span><text:span text:style-name="T2">0</text:span><text:span text:style-name="T75">8</text:span><text:span text:style-name="T67">/</text:span><text:span text:style-name="T66">d3</text:span><text:span text:style-name="T2">) Combien d’habitants compte l’Allemagne ?</text:span></text:p>
      <text:p text:style-name="P46"><text:span text:style-name="T2">☐ (</text:span><text:span text:style-name="T75">09</text:span><text:span text:style-name="T2">/</text:span><text:span text:style-name="T66">d3</text:span><text:span text:style-name="T2">) </text:span><text:span text:style-name="T62">Quel roi succède </text:span><text:span text:style-name="T77">au roi français</text:span><text:span text:style-name="T62"> </text:span><text:span text:style-name="T63">Charles X ?</text:span></text:p>
      <text:p text:style-name="P55"><text:span text:style-name="T20">☐ (</text:span><text:span text:style-name="T21">1</text:span><text:span text:style-name="T51">0</text:span><text:span text:style-name="T25">/</text:span><text:span text:style-name="T26">d3</text:span><text:span text:style-name="T21">) </text:span><text:span text:style-name="T22">Quel président de la République succède à </text:span><text:bookmark text:name="firstHeading11"/><text:span text:style-name="T65">Valéry Giscard d'Estaing</text:span><text:span text:style-name="T22"> ?</text:span></text:p>
      <text:p text:style-name="P55"><text:span text:style-name="T20">☐ (</text:span><text:span text:style-name="T30">1</text:span><text:span text:style-name="T51">1</text:span><text:span text:style-name="T30">/</text:span><text:span text:style-name="T27">d3</text:span><text:span text:style-name="T24">) </text:span><text:span text:style-name="T20">L</text:span><text:span text:style-name="T31">a devise nationale française est </text:span><text:span text:style-name="T6">Liberté, Egalité, Fraternité</text:span><text:span text:style-name="T29">. Elle est écrite en français</text:span><text:span text:style-name="T24"> </text:span><text:span text:style-name="T28">En quelle langue est écrite la devise nationale suisse ? </text:span></text:p>
      <text:p text:style-name="P48"><text:span text:style-name="T20">☐ (</text:span><text:span text:style-name="T13">1</text:span><text:span text:style-name="T51">2</text:span><text:span text:style-name="T13">/d3) </text:span><text:span text:style-name="T32">Marie Curie a obtenu deux prix Nobel, l’un en physique et l’autre en...</text:span></text:p>
      <text:p text:style-name="P49"><text:span text:style-name="T13">☐ (</text:span><text:span text:style-name="T23">1</text:span><text:span text:style-name="T51">3</text:span><text:span text:style-name="T13">/d</text:span><text:span text:style-name="T34">3</text:span><text:span text:style-name="T13">) </text:span><text:span text:style-name="T33">Quelle est la couleur des yeux de Kim Kardashian ?</text:span></text:p>
      <text:p text:style-name="P50"><text:span text:style-name="T13">☐ (1</text:span><text:span text:style-name="T51">4</text:span><text:span text:style-name="T13">/d</text:span><text:span text:style-name="T37">4</text:span><text:span text:style-name="T35">) </text:span><text:span text:style-name="T36">Quel célèbre photographe a fait le portrait de Victor Hugo ?</text:span></text:p>
      <text:p text:style-name="P51"><text:span text:style-name="T37">☐ (</text:span><text:span text:style-name="T13">1</text:span><text:span text:style-name="T51">5</text:span><text:span text:style-name="T13">/d4) </text:span><text:span text:style-name="T38">Quel président a succédé à Barack Obama ?</text:span></text:p>
      <text:p text:style-name="P52"><text:span text:style-name="T13">☐ (1</text:span><text:span text:style-name="T51">6</text:span><text:span text:style-name="T40">/d5) </text:span><text:span text:style-name="T41">En quelle année est mort le roi suédois Charles IX ?</text:span></text:p>
      <text:p text:style-name="P55"><text:span text:style-name="T42">☐ (1</text:span><text:span text:style-name="T51">7</text:span><text:span text:style-name="T42">/d6) </text:span><text:span text:style-name="T43">Combien d’habitants vivent à </text:span><text:bookmark text:name="firstHeading21"/><text:span text:style-name="T43">Kobayashi, localité japonaise ?</text:span></text:p>
      <text:p text:style-name="P53"><text:span text:style-name="T13">☐ (1</text:span><text:span text:style-name="T51">8</text:span><text:span text:style-name="T13">/d7) </text:span><text:span text:style-name="T53">L</text:span><text:span text:style-name="T13">’année où est </text:span><text:span text:style-name="T46">né Jacques Brel, </text:span><text:span text:style-name="T47">quelle importante convention a été signée par 48 pays ?</text:span></text:p>
      <text:p text:style-name="P54"><text:span text:style-name="T48">☐ (</text:span><text:span text:style-name="T51">19</text:span><text:span text:style-name="T13">/d</text:span><text:span text:style-name="T55">7</text:span><text:span text:style-name="T13">) </text:span><text:span text:style-name="T49">L’année où </text:span><text:span text:style-name="T50">le groupe Pink Floyd a été formé, avec qui Johnny Hallyday s’est-il marié ?</text:span></text:p>
      <text:p text:style-name="P47"><text:span text:style-name="T62">☐ (</text:span><text:span text:style-name="T75">20</text:span><text:span text:style-name="T2">/</text:span><text:span text:style-name="T70">d8</text:span><text:span text:style-name="T2">) </text:span><text:span text:style-name="T68">La religion de Barack Obama et de son prédécesseur à la tête des Etats-Unis étaient-elles identiques ? </text:span><text:span text:style-name="T76">Détaillez votre réponse.</text:span></text:p>
      <text:p text:style-name="P31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répondre aux questions suivantes <text:span text:style-name="T1">en consultant Wikipedia :</text:span></text:p>
      <text:p text:style-name="P1"/>
      <text:p text:style-name="P4"><text:span text:style-name="T81">(01/d1) compléter le nom latin du chat : </text:span><text:bookmark text:name="sous_titre_h1"/><text:bookmark text:name="firstHeading"/><text:span text:style-name="T3">Felis silvestris ... </text:span><text:span text:style-name="T4">[catus; </text:span><text:span text:style-name="T5">direct</text:span><text:span text:style-name="T4">]</text:span></text:p>
      <text:p text:style-name="P5"><text:span text:style-name="T2">(</text:span><text:span text:style-name="T7">0</text:span><text:span text:style-name="T2">2/</text:span><text:span text:style-name="T66">d1</text:span><text:span text:style-name="T2">) </text:span><text:span text:style-name="T8">Louis XIV est né en ... [1638; </text:span><text:span text:style-name="T57">direct</text:span><text:span text:style-name="T8">]</text:span></text:p>
      <text:p text:style-name="P7"><text:span text:style-name="T9">(</text:span><text:span text:style-name="T2">0</text:span><text:span text:style-name="T75">3</text:span><text:span text:style-name="T67">/</text:span><text:span text:style-name="T66">d1</text:span><text:span text:style-name="T2">) </text:span><text:span text:style-name="T10">Le drapeau du Botswana est formé d’un fond bleu barré de ... [noir: </text:span><text:span text:style-name="T57">direct]</text:span><text:span text:style-name="T10"> </text:span></text:p>
      <text:p text:style-name="P11"><text:span text:style-name="T71">(</text:span><text:span text:style-name="T74">0</text:span><text:span text:style-name="T75">4</text:span><text:span text:style-name="T74">/d2</text:span><text:span text:style-name="T10">) </text:span><text:span text:style-name="T72">Qu’a fait Arthur Rimbaud le 15 février 1844 ? [rien, </text:span><text:span text:style-name="T73">il n’était pas encore né; esprit critique]</text:span></text:p>
      <text:p text:style-name="P8"><text:span text:style-name="T10">(</text:span><text:span text:style-name="T2">0</text:span><text:span text:style-name="T75">5</text:span><text:span text:style-name="T67">/</text:span><text:span text:style-name="T66">d2</text:span><text:span text:style-name="T2">) </text:span><text:span text:style-name="T58">Ronchamp est une commune française située dans le département de .... </text:span><text:span text:style-name="T59">[</text:span><text:span text:style-name="T58">Haute-Saône; </text:span><text:span text:style-name="T59">direct mais attention à l’orthographe &lt;&gt; Ronchamps en Belgique]</text:span></text:p>
      <text:p text:style-name="P15"><text:span text:style-name="T14">(0</text:span><text:span text:style-name="T51">6</text:span><text:span text:style-name="T25">/</text:span><text:span text:style-name="T26">d2</text:span><text:span text:style-name="T14">) </text:span><text:span text:style-name="T15">la lettre </text:span><text:span text:style-name="T56">ξ</text:span><text:span text:style-name="T11"> </text:span><text:span text:style-name="T12">(</text:span><text:span text:style-name="T15">appellée xi</text:span><text:span text:style-name="T17">)</text:span><text:span text:style-name="T15"> </text:span><text:span text:style-name="T16">est la ... lettre de l’alphabet grec [</text:span><text:span text:style-name="T18">14</text:span><text:span text:style-name="T84">e</text:span><text:span text:style-name="T18">, direct mais il faut comprendre qu’il faut taper x</text:span><text:span text:style-name="T19">i]</text:span></text:p>
      <text:p text:style-name="P6"><text:span text:style-name="T2">(0</text:span><text:span text:style-name="T75">7</text:span><text:span text:style-name="T67">/</text:span><text:span text:style-name="T66">d2</text:span><text:span text:style-name="T2">) </text:span><text:span text:style-name="T9">En anglais, la chauve-souris s’appelle ... [bat] </text:span><text:span text:style-name="T60">[passage par la colonne des langues]</text:span></text:p>
      <text:p text:style-name="P9"><text:span text:style-name="T61">(</text:span><text:span text:style-name="T2">0</text:span><text:span text:style-name="T75">8</text:span><text:span text:style-name="T67">/</text:span><text:span text:style-name="T66">d3</text:span><text:span text:style-name="T2">) Combien d’habitants compte l’Allemagne ? [82.800.000] [utilisation de l’encart à droite]</text:span></text:p>
      <text:p text:style-name="P9"><text:span text:style-name="T2">(</text:span><text:span text:style-name="T75">09</text:span><text:span text:style-name="T2">/</text:span><text:span text:style-name="T66">d3</text:span><text:span text:style-name="T2">) </text:span><text:span text:style-name="T62">Quel roi succède à </text:span><text:span text:style-name="T63">Charles X ? </text:span><text:span text:style-name="T64">[Louis-Philippe Ier, </text:span><text:span text:style-name="T2">[utilisation de l’encart à droite]</text:span><text:span text:style-name="T64">]</text:span></text:p>
      <text:p text:style-name="P15"><text:span text:style-name="T20">(</text:span><text:span text:style-name="T21">1</text:span><text:span text:style-name="T51">0</text:span><text:span text:style-name="T25">/</text:span><text:span text:style-name="T26">d3</text:span><text:span text:style-name="T21">) </text:span><text:span text:style-name="T22">Quel président de la République succède à </text:span><text:bookmark text:name="firstHeading1"/><text:span text:style-name="T65">Valéry Giscard d'Estaing</text:span><text:span text:style-name="T22"> ? </text:span><text:span text:style-name="T20">[</text:span><text:span text:style-name="T22">Mitterand</text:span><text:span text:style-name="T20">, </text:span><text:span text:style-name="T23">[utilisation de l’encart à droite]</text:span><text:span text:style-name="T20">]</text:span></text:p>
      <text:p text:style-name="P16"><text:span text:style-name="T20">(</text:span><text:span text:style-name="T30">1</text:span><text:span text:style-name="T51">1</text:span><text:span text:style-name="T30">/</text:span><text:span text:style-name="T27">d3</text:span><text:span text:style-name="T24">) </text:span><text:span text:style-name="T20">L</text:span><text:span text:style-name="T31">a devise nationale française est </text:span><text:span text:style-name="T6">Liberté, Egalité, Fraternité</text:span><text:span text:style-name="T29">. Elle est écrite en français</text:span><text:span text:style-name="T24"> </text:span><text:span text:style-name="T28">En quelle langue est écrite la devise nationale suisse ? </text:span><text:span text:style-name="T20">[</text:span><text:span text:style-name="T29">latin</text:span><text:span text:style-name="T20">, </text:span><text:span text:style-name="T23">[utilisation de l’encart à droite]</text:span></text:p>
      <text:p text:style-name="P17"><text:span text:style-name="T20">(</text:span><text:span text:style-name="T13">1</text:span><text:span text:style-name="T51">2</text:span><text:span text:style-name="T13">/d3) </text:span><text:span text:style-name="T32">Marie Curie a obtenu deux prix Nobel, l’un en physique et l’autre en ... [chime </text:span><text:span text:style-name="T23">utilisation de l’encart à droite]</text:span></text:p>
      <text:p text:style-name="P19"><text:span text:style-name="T13">(</text:span><text:span text:style-name="T23">1</text:span><text:span text:style-name="T51">3</text:span><text:span text:style-name="T13">/d</text:span><text:span text:style-name="T34">3</text:span><text:span text:style-name="T13">) </text:span><text:span text:style-name="T33">Quelle est la couleur des yeux de Kim Kardashian ? </text:span><text:span text:style-name="T34">[marron, encart à droite]</text:span></text:p>
      <text:p text:style-name="P20"><text:span text:style-name="T13">(1</text:span><text:span text:style-name="T51">4</text:span><text:span text:style-name="T13">/d</text:span><text:span text:style-name="T37">4</text:span><text:span text:style-name="T35">) </text:span><text:span text:style-name="T36">Quel célèbre photographe a fait le portrait de Victor Hugo ? [</text:span><text:span text:style-name="T37">Nadar, comprendre l’encart à droite]</text:span></text:p>
      <text:p text:style-name="P21"><text:span text:style-name="T37">(</text:span><text:span text:style-name="T13">1</text:span><text:span text:style-name="T51">5</text:span><text:span text:style-name="T13">/d4) </text:span><text:span text:style-name="T38">Quel président a succédé à Barack Obama [Trump; comprendre l’encart; il y a 2 successeurs </text:span><text:span text:style-name="T39">indiqués, l’un comme sénateur, l’autre comme président]</text:span></text:p>
      <text:p text:style-name="P22"><text:span text:style-name="T13">(1</text:span><text:span text:style-name="T51">6</text:span><text:span text:style-name="T40">/d5) </text:span><text:span text:style-name="T41">En quelle année est mort le roi suédois Charles IX ? [</text:span><text:span text:style-name="T42">1611; page d’homonymie à lecture directe : pas besoin d’aller dans la page dédiée à Charles IX roi suédois]</text:span></text:p>
      <text:p text:style-name="P23"><text:span text:style-name="T42">(1</text:span><text:span text:style-name="T51">7</text:span><text:span text:style-name="T42">/d6) </text:span><text:span text:style-name="T43">Combien d’habitants vivent à </text:span><text:bookmark text:name="firstHeading2"/><text:span text:style-name="T43">Kobayashi, localité japonaise </text:span><text:span text:style-name="T44">(47641; </text:span><text:span text:style-name="T45">homonymie + passage à la page requise)</text:span></text:p>
      <text:p text:style-name="P24"><text:span text:style-name="T13">(1</text:span><text:span text:style-name="T51">8</text:span><text:span text:style-name="T13">/d7) l’année où est </text:span><text:span text:style-name="T46">né Jacques Brel, </text:span><text:span text:style-name="T47">quelle importante convention a été signée par 48 pays ? [convention de Genève, </text:span><text:span text:style-name="T48">intermédiaire=1]</text:span></text:p>
      <text:p text:style-name="P25"><text:span text:style-name="T48">(</text:span><text:span text:style-name="T51">19</text:span><text:span text:style-name="T13">/d</text:span><text:span text:style-name="T54">7</text:span><text:span text:style-name="T13">) </text:span><text:span text:style-name="T49">L’année où </text:span><text:span text:style-name="T50">le groupe Pink Floyd a été formé, avec qui Johnny Hallyday s’est-il marié [Sylvie Vartan, intermédiaire=2]</text:span></text:p>
      <text:p text:style-name="P10"><text:soft-page-break/><text:span text:style-name="T62">(</text:span><text:span text:style-name="T75">20</text:span><text:span text:style-name="T2">/</text:span><text:span text:style-name="T70">d8</text:span><text:span text:style-name="T2">) </text:span><text:span text:style-name="T68">La religion de Barack Obama et de son prédécesseur à la tête des Etats-Unis étaient-elles identiques [Obama=protestant; </text:span><text:span text:style-name="T69">Bush:méthodique] </text:span><text:span text:style-name="T71">[1 </text:span></text:p>
      <text:p text:style-name="P35">intermédiaire, encart à lire]</text:p>
      <text:p text:style-name="P35"/>
      <text:p text:style-name="P18">CTRL+F : 5e</text:p>
      <text:p text:style-name="P3"/>
      <text:p text:style-name="P12">bon sens : <text:span text:style-name="T83">est mort en ...</text:span></text:p>
      <text:p text:style-name="P13">page d’homonymie</text:p>
      <text:p text:style-name="P26">cliquer sur une année</text:p>
      <text:p text:style-name="P14">utilisation de l’encart à droite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Gargi-1.2b" style:font-family-complex="Gargi-1.2b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5:35:15.608360203</meta:creation-date>
    <dc:date>2019-09-05T07:20:59.372491329</dc:date>
    <meta:editing-duration>PT6H29M19S</meta:editing-duration>
    <meta:editing-cycles>140</meta:editing-cycles>
    <meta:generator>LibreOffice/6.0.7.3$Linux_X86_64 LibreOffice_project/00m0$Build-3</meta:generator>
    <meta:document-statistic meta:table-count="0" meta:image-count="0" meta:object-count="0" meta:page-count="3" meta:paragraph-count="57" meta:word-count="762" meta:character-count="4607" meta:non-whitespace-character-count="3897"/>
  </office:meta>
</office:document-meta>
</file>